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7.571cm" svg:x="1.216cm" svg:y="3.116cm" presentation:class="title" presentation:user-transformed="true">
          <draw:text-box>
            <text:p>Temperature high! Go home!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shadow-color="#000000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d7" style:text-outline="false" style:text-line-through-style="none" style:text-line-through-type="none" style:font-name="Liberation Sans" fo:font-family="'Liberation Sans'" style:font-family-generic="roman" style:font-pitch="variable" fo:font-size="9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2T23:23:05.128031964</meta:creation-date>
    <dc:date>2020-11-22T23:35:46.798223549</dc:date>
    <meta:editing-duration>PT6M33S</meta:editing-duration>
    <meta:editing-cycles>4</meta:editing-cycles>
    <meta:generator>LibreOffice/6.4.6.2$Linux_X86_64 LibreOffice_project/40$Build-2</meta:generator>
    <meta:document-statistic meta:object-count="24"/>
  </office:meta>
</office:document-meta>
</file>